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4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194) rotate (-2.1556561591382) translate (4.162640332617cm 3.40735618810029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4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57cm" svg:height="1.46cm" draw:transform="rotate (-0.386066830541146) translate (4.5403266321704cm 1.380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7) rotate (-2.15652882376419) translate (5.5978736382088cm 1.567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6) rotate (-2.15705242253979) translate (4.8104725199636cm 2.341024110951cm)" svg:viewBox="0 0 836 551" svg:d="M434 549c171-16 339-143 390-251 50-108-64-201-193-254-131-52-269-66-432 3s-262 183-153 322c109 138 218 195 388 180z">
          <text:p/>
        </draw:path>
        <draw:path draw:style-name="gr2" draw:text-style-name="P1" draw:layer="layout" svg:width="0.957cm" svg:height="1.46cm" draw:transform="rotate (-0.386066830541146) translate (5.8663266321704cm 1.2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7) rotate (-2.15652882376419) translate (6.9238736382088cm 1.4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3) rotate (-2.15705242253979) translate (6.1364725199636cm 2.2320241109510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25:35.731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